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3.5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631cm" svg:height="3.287cm" svg:x="3.715cm" svg:y="3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5cm" svg:height="6.513cm" svg:x="5.399cm" svg:y="3.6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3cm" svg:height="3.26cm" svg:x="8.686cm" svg:y="5.2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3.22cm" svg:x="10.263cm" svg:y="6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1.9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45:43.295694539</dc:date>
    <dc:creator>elucterio </dc:creator>
    <meta:editing-duration>PT9H55M56S</meta:editing-duration>
    <meta:editing-cycles>15</meta:editing-cycles>
    <meta:generator>LibreOffice/4.2.8.2$Linux_X86_64 LibreOffice_project/420m0$Build-2</meta:generator>
    <meta:document-statistic meta:object-count="17"/>
  </office:meta>
</office:document-meta>
</file>